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4669" officeooo:paragraph-rsid="00094669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53f8" officeooo:paragraph-rsid="000953f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2767" officeooo:paragraph-rsid="000b276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a5b1" officeooo:paragraph-rsid="0012a5b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ca63" officeooo:paragraph-rsid="0015ca6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4669" officeooo:paragraph-rsid="0009466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b2767" officeooo:paragraph-rsid="000b276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ef06" officeooo:paragraph-rsid="000cef0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e8991" officeooo:paragraph-rsid="000e899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2a5b1" officeooo:paragraph-rsid="0012a5b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2a5b1" officeooo:paragraph-rsid="0014885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2a5b1" officeooo:paragraph-rsid="0014a34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94669" officeooo:paragraph-rsid="0009466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953f8" officeooo:paragraph-rsid="000953f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b2767" officeooo:paragraph-rsid="000b2767" style:font-weight-asian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0b2767" officeooo:paragraph-rsid="000b276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0b3dee" officeooo:paragraph-rsid="000b3de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0cef06" officeooo:paragraph-rsid="000cef0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0e8991" officeooo:paragraph-rsid="000e899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106c13" officeooo:paragraph-rsid="00106c1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12516c" officeooo:paragraph-rsid="0012516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12a5b1" officeooo:paragraph-rsid="0012a5b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12a5b1" officeooo:paragraph-rsid="0014885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14885b" officeooo:paragraph-rsid="0014885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14a348" officeooo:paragraph-rsid="0014a34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15ca63" officeooo:paragraph-rsid="0015ca6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bold" officeooo:rsid="0012a5b1" officeooo:paragraph-rsid="0012a5b1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bold" officeooo:rsid="0015ca63" officeooo:paragraph-rsid="0015ca63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normal" officeooo:rsid="00094669" officeooo:paragraph-rsid="00094669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094669" officeooo:paragraph-rsid="00094669"/>
    </style:style>
    <style:style style:name="P31" style:family="paragraph" style:parent-style-name="Standard">
      <style:paragraph-properties fo:text-align="start" style:justify-single-word="false"/>
      <style:text-properties fo:color="#c9211e" loext:opacity="100%" style:text-underline-style="none" fo:font-weight="normal" officeooo:rsid="000953f8" officeooo:paragraph-rsid="000953f8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c9211e" loext:opacity="100%" style:text-underline-style="none" fo:font-weight="normal" officeooo:rsid="000b2767" officeooo:paragraph-rsid="000b276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c9211e" loext:opacity="100%" style:text-underline-style="none" fo:font-weight="normal" officeooo:rsid="0014885b" officeooo:paragraph-rsid="0014885b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c9211e" loext:opacity="100%" style:text-underline-style="none" fo:font-weight="normal" officeooo:rsid="0014a348" officeooo:paragraph-rsid="0014a348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c9211e" loext:opacity="100%" style:text-underline-style="none" fo:font-weight="normal" officeooo:rsid="0015ca63" officeooo:paragraph-rsid="0015ca63" style:font-weight-asian="normal" style:font-weight-complex="normal"/>
    </style:style>
    <style:style style:name="T1" style:family="text">
      <style:text-properties officeooo:rsid="000953f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officeooo:rsid="0014885b"/>
    </style:style>
    <style:style style:name="T5" style:family="text">
      <style:text-properties officeooo:rsid="0014a3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Base Communication</text:p>
      <text:p text:style-name="P30">Résumé</text:p>
      <text:p text:style-name="P1"/>
      <text:p text:style-name="P2">1) Principe</text:p>
      <text:p text:style-name="P2"/>
      <text:p text:style-name="P6"><text:span text:style-name="T1">1) </text:span>Définition</text:p>
      <text:p text:style-name="P6"/>
      <text:p text:style-name="P13">⇒ Condenser</text:p>
      <text:p text:style-name="P13"><text:tab/>-gain de temps pour les autres ou pour soi</text:p>
      <text:p text:style-name="P13"/>
      <text:p text:style-name="P13">⇒ Se mettre à la place de l’auteur</text:p>
      <text:p text:style-name="P13">⇒ Reprendre en son nom l’argumentation</text:p>
      <text:p text:style-name="P13">⇒ Réduire au 1/4 ou au 3/4 du texte </text:p>
      <text:p text:style-name="P13"><text:tab/>-Texte long = texte très résumé</text:p>
      <text:p text:style-name="P13"/>
      <text:p text:style-name="P6"><text:span text:style-name="T1">2) </text:span>2 étapes : 2 difficultés</text:p>
      <text:p text:style-name="P13"/>
      <text:p text:style-name="P13">⇒ R<text:span text:style-name="T1">e</text:span>pérage des idées essentielles</text:p>
      <text:p text:style-name="P13"><text:tab/>-Bien comprendre le texte initiale</text:p>
      <text:p text:style-name="P13">⇒ Retranscription de ces idées .</text:p>
      <text:p text:style-name="P13"/>
      <text:p text:style-name="P13">⇒ Sous forme abrégée</text:p>
      <text:p text:style-name="P13">⇒ En reformulant en partie</text:p>
      <text:p text:style-name="P13">⇒ Clair pour quelqu’un qui n’a pas lu le texte.</text:p>
      <text:p text:style-name="P13"/>
      <text:p text:style-name="P31">⇒ Risque de fausser le sens du texte ou de ne pas être compréhensible </text:p>
      <text:p text:style-name="P14"/>
      <text:p text:style-name="P3">2 ) Compréhension du texte</text:p>
      <text:p text:style-name="P15"/>
      <text:p text:style-name="P7">1) 4 familles de compétence nécessaire</text:p>
      <text:p text:style-name="P7"/>
      <text:p text:style-name="P15">⇒ Compétences lexicales et linguistiques</text:p>
      <text:p text:style-name="P15">⇒ Compétence stratégiques</text:p>
      <text:p text:style-name="P15"><text:tab/>-Distinguer</text:p>
      <text:p text:style-name="P15"><text:tab/>-Thèse </text:p>
      <text:p text:style-name="P15"><text:tab/>-Argument</text:p>
      <text:p text:style-name="P15"><text:tab/>- …</text:p>
      <text:p text:style-name="P15">⇒ Compétence référentielles </text:p>
      <text:p text:style-name="P15"><text:tab/>-Connaissance du monde, des textes</text:p>
      <text:p text:style-name="P32">⇒ Autocontrôle , métacognition</text:p>
      <text:p text:style-name="P32"><text:tab/>-Comprendre l’implicite</text:p>
      <text:p text:style-name="P32"><text:tab/>-Savoir quels processus intellectuels mis en œuvre</text:p>
      <text:p text:style-name="P15"/>
      <text:p text:style-name="P16"/>
      <text:p text:style-name="P7">2) Thème, thèse, raisonnement</text:p>
      <text:p text:style-name="P15"/>
      <text:p text:style-name="P15">⇒ Dégager le thème et surtout l’idée principale</text:p>
      <text:p text:style-name="P15"><text:tab/>-Question motivant le texte </text:p>
      <text:p text:style-name="P15"><text:tab/><text:tab/>-But de l’auteur en écrivant le texte </text:p>
      <text:p text:style-name="P15"><text:tab/>-S’aider du début et de la fin du texte </text:p>
      <text:p text:style-name="P17">⇒ Repérer les différentes étapes de la réflexion</text:p>
      <text:p text:style-name="P17"><text:tab/><text:span text:style-name="T3">-Sous-titre</text:span></text:p>
      <text:p text:style-name="P17"><text:tab/>-Découpage en paragraphe</text:p>
      <text:p text:style-name="P17"><text:tab/>-Idées</text:p>
      <text:p text:style-name="P17"><text:tab/><text:tab/>-Début ou fin de paragraphe</text:p>
      <text:p text:style-name="P17"><text:tab/>-Réseaux lexicaux</text:p>
      <text:p text:style-name="P17"><text:tab/>-Liens logique</text:p>
      <text:p text:style-name="P17"/>
      <text:p text:style-name="P17"/>
      <text:p text:style-name="P8">3) Système d’nonciation à analyser</text:p>
      <text:p text:style-name="P18"/>
      <text:p text:style-name="P18">⇒ Qui parle ?</text:p>
      <text:p text:style-name="P18"><text:tab/>-Pronom personnels </text:p>
      <text:p text:style-name="P18"><text:tab/>-Mots renvoyant à des personnes</text:p>
      <text:p text:style-name="P18">⇒ Qui a telle opinion ou tel jugement ?</text:p>
      <text:p text:style-name="P18"><text:tab/>-Verbe de paroles ou de pensée</text:p>
      <text:p text:style-name="P18"><text:tab/>-Passage expriment le jugement</text:p>
      <text:p text:style-name="P18">⇒ Qui est le destinataire du message ?</text:p>
      <text:p text:style-name="P18">⇒ Ironie à remarquer </text:p>
      <text:p text:style-name="P18"><text:tab/>-Ponctuation</text:p>
      <text:p text:style-name="P18"><text:tab/>-Passage expriment le jugement</text:p>
      <text:p text:style-name="P18"/>
      <text:p text:style-name="P18"/>
      <text:p text:style-name="P9">4) 4 attitudes pour comprendre un texte</text:p>
      <text:p text:style-name="P9"/>
      <text:p text:style-name="P19">⇒ Construire des représentations intermédiaire et provisoires</text:p>
      <text:p text:style-name="P19"><text:tab/>-être flexible</text:p>
      <text:p text:style-name="P19">⇒ Intégrer les informations</text:p>
      <text:p text:style-name="P19"><text:tab/>-Moduler sa vitesse de lecture</text:p>
      <text:p text:style-name="P19"><text:tab/>-Revenir en arrière pour relire et sélectionner des informations importantes </text:p>
      <text:p text:style-name="P20">⇒ Connecter les informations</text:p>
      <text:p text:style-name="P20"><text:tab/>-Faire des liens logiques et chronologiques</text:p>
      <text:p text:style-name="P21">⇒ Trier les informations importantes</text:p>
      <text:p text:style-name="P21"/>
      <text:p text:style-name="P15"/>
      <text:p text:style-name="P15"/>
      <text:p text:style-name="P4">3) Objectifs pour rédiger le résumé</text:p>
      <text:p text:style-name="P27"/>
      <text:p text:style-name="P10">1) Réduire le texte initiale</text:p>
      <text:p text:style-name="P22"/>
      <text:p text:style-name="P22">⇒ Ne garder que les grandes idées</text:p>
      <text:p text:style-name="P22"><text:tab/>-S’entraîner à lire des texte informatifs et argumentatifs</text:p>
      <text:p text:style-name="P22">⇒ Être fidèle aux idées</text:p>
      <text:p text:style-name="P22">⇒ Être fidèle à la progression</text:p>
      <text:p text:style-name="P22">⇒ Éliminer les exemples sauf ceux ayant valeur d’argument</text:p>
      <text:p text:style-name="P10"><text:soft-page-break/>2) Rédaction du résumé : À bannir</text:p>
      <text:p text:style-name="P10"/>
      <text:p text:style-name="P22">⇒ Ajour d’idée</text:p>
      <text:p text:style-name="P22">⇒ Commentaire du texte</text:p>
      <text:p text:style-name="P22">⇒ Répétition énumération</text:p>
      <text:p text:style-name="P22">⇒ Contre–sens et faux-sens dus à une lecture passive à des incompréhensions</text:p>
      <text:p text:style-name="P22"/>
      <text:p text:style-name="P11"><text:span text:style-name="T4">3</text:span>) Rédaction du résumé : <text:span text:style-name="T4">latitudes</text:span></text:p>
      <text:p text:style-name="P23"/>
      <text:p text:style-name="P33">⇒ À garder ou à ôter selon le texte initiale / selon vous</text:p>
      <text:p text:style-name="P24"><text:tab/>-Sources et citations</text:p>
      <text:p text:style-name="P24"><text:tab/>-Chiffre</text:p>
      <text:p text:style-name="P24"><text:tab/>-Sous-titres</text:p>
      <text:p text:style-name="P24"><text:tab/><text:tab/>-Texte claire même sans les lire</text:p>
      <text:p text:style-name="P24"><text:tab/>-reformuler ou recopiage</text:p>
      <text:p text:style-name="P24"/>
      <text:p text:style-name="P12"><text:span text:style-name="T5">4</text:span>) Rédaction du résumé : <text:span text:style-name="T5">à faire</text:span></text:p>
      <text:p text:style-name="P12"/>
      <text:p text:style-name="P34">⇒ Restituer toutes les idées importantes correctement </text:p>
      <text:p text:style-name="P25"><text:tab/>-Réduire le texte au 3/4</text:p>
      <text:p text:style-name="P25"><text:tab/>-Conserver l’ordre du texte</text:p>
      <text:p text:style-name="P25"><text:tab/>-Mettre des connecteurs</text:p>
      <text:p text:style-name="P25"><text:tab/>-Reformuler avec ses mots ET/OU recopier des phrases</text:p>
      <text:p text:style-name="P22"/>
      <text:p text:style-name="P5">4) Utilité du résumé pour soi</text:p>
      <text:p text:style-name="P5"/>
      <text:p text:style-name="P35">⇒ Lire efficacement</text:p>
      <text:p text:style-name="P26">⇒ Comprendre ce qui est lu </text:p>
      <text:p text:style-name="P26">⇒ Mémorisé l’essentiel</text:p>
      <text:p text:style-name="P26"/>
      <text:p text:style-name="P28">⇒ Plus d’info dans le cour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7:30:15.692809857</meta:creation-date>
    <dc:date>2022-10-24T18:01:12.463283603</dc:date>
    <meta:editing-duration>PT30M53S</meta:editing-duration>
    <meta:editing-cycles>12</meta:editing-cycles>
    <meta:generator>LibreOffice/7.3.6.2$Linux_X86_64 LibreOffice_project/30$Build-2</meta:generator>
    <meta:document-statistic meta:table-count="0" meta:image-count="0" meta:object-count="0" meta:page-count="3" meta:paragraph-count="93" meta:word-count="470" meta:character-count="2833" meta:non-whitespace-character-count="2402"/>
  </office:meta>
</office:document-meta>
</file>